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merican Typewriter" svg:font-family="'American Typewrite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merican Typewriter" fo:font-size="13pt" officeooo:rsid="0024f592" officeooo:paragraph-rsid="0004df99" fo:background-color="transparent" style:font-size-asian="13pt" style:font-size-complex="13pt"/>
    </style:style>
    <style:style style:name="P2" style:family="paragraph" style:parent-style-name="Standard">
      <style:text-properties fo:color="#000000" style:font-name="American Typewriter" fo:font-size="13pt" officeooo:rsid="0023e1c9" officeooo:paragraph-rsid="0004df99" fo:background-color="transparent" style:font-size-asian="13pt" style:font-size-complex="13pt"/>
    </style:style>
    <style:style style:name="P3" style:family="paragraph" style:parent-style-name="Standard">
      <style:text-properties fo:color="#000000" style:font-name="American Typewriter" fo:font-size="13pt" officeooo:rsid="00257fa9" officeooo:paragraph-rsid="0004df99" fo:background-color="transparent" style:font-size-asian="13pt" style:font-size-complex="13pt"/>
    </style:style>
    <style:style style:name="P4" style:family="paragraph" style:parent-style-name="Standard">
      <style:text-properties fo:color="#000000" style:font-name="American Typewriter" fo:font-size="13pt" officeooo:rsid="002c9309" officeooo:paragraph-rsid="0004df99" fo:background-color="transparent" style:font-size-asian="13pt" style:font-size-complex="13pt"/>
    </style:style>
    <style:style style:name="P5" style:family="paragraph" style:parent-style-name="Standard">
      <style:text-properties fo:color="#000000" style:font-name="American Typewriter" fo:font-size="13pt" fo:language="en" fo:country="US" officeooo:rsid="002e7519" officeooo:paragraph-rsid="0004df99" fo:background-color="transparent" style:font-size-asian="13pt" style:font-size-complex="13pt"/>
    </style:style>
    <style:style style:name="P6" style:family="paragraph" style:parent-style-name="Standard">
      <style:text-properties fo:color="#000000" style:font-name="American Typewriter" fo:font-size="13pt" fo:language="en" fo:country="US" officeooo:rsid="000797a1" officeooo:paragraph-rsid="000797a1" fo:background-color="transparent" style:font-size-asian="13pt" style:font-size-complex="13pt"/>
    </style:style>
    <style:style style:name="P7" style:family="paragraph" style:parent-style-name="Standard">
      <style:text-properties fo:color="#000000" style:font-name="American Typewriter" fo:font-size="13pt" officeooo:paragraph-rsid="000797a1" style:font-size-asian="13pt" style:font-size-complex="13pt"/>
    </style:style>
    <style:style style:name="P8" style:family="paragraph" style:parent-style-name="Standard">
      <style:text-properties fo:color="#000000" style:font-name="American Typewriter" fo:font-size="13pt" officeooo:rsid="002e7519" officeooo:paragraph-rsid="0004df99" style:font-size-asian="13pt" style:font-size-complex="13pt"/>
    </style:style>
    <style:style style:name="P9" style:family="paragraph" style:parent-style-name="Standard">
      <style:text-properties style:font-name="American Typewriter" fo:font-size="13pt" officeooo:paragraph-rsid="0004df99" style:font-size-asian="13pt" style:font-size-complex="13pt"/>
    </style:style>
    <style:style style:name="P10" style:family="paragraph" style:parent-style-name="Standard">
      <style:text-properties style:font-name="American Typewriter" fo:font-size="13pt" officeooo:paragraph-rsid="000797a1" style:font-size-asian="13pt" style:font-size-complex="13pt"/>
    </style:style>
    <style:style style:name="P11" style:family="paragraph" style:parent-style-name="Standard">
      <style:text-properties fo:color="#000000" style:font-name="American Typewriter" fo:font-size="13pt" fo:language="fr" fo:country="FR" officeooo:rsid="0024f592" officeooo:paragraph-rsid="0004df99" fo:background-color="transparent" style:font-size-asian="13pt" style:font-size-complex="13pt"/>
    </style:style>
    <style:style style:name="T1" style:family="text">
      <style:text-properties officeooo:rsid="002e7519"/>
    </style:style>
    <style:style style:name="T2" style:family="text">
      <style:text-properties officeooo:rsid="00257fa9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52539"/>
    </style:style>
    <style:style style:name="T5" style:family="text">
      <style:text-properties fo:language="en" fo:country="US" officeooo:rsid="0006d56e"/>
    </style:style>
    <style:style style:name="T6" style:family="text">
      <style:text-properties fo:language="en" fo:country="US" fo:background-color="transparent" loext:char-shading-value="0"/>
    </style:style>
    <style:style style:name="T7" style:family="text">
      <style:text-properties fo:language="en" fo:country="US" officeooo:rsid="002e7519" fo:background-color="transparent" loext:char-shading-value="0"/>
    </style:style>
    <style:style style:name="T8" style:family="text">
      <style:text-properties fo:language="en" fo:country="US" officeooo:rsid="000797a1" fo:background-color="transparent" loext:char-shading-value="0"/>
    </style:style>
    <style:style style:name="T9" style:family="text">
      <style:text-properties fo:language="en" fo:country="US" officeooo:rsid="000820fe" fo:background-color="transparent" loext:char-shading-value="0"/>
    </style:style>
    <style:style style:name="T10" style:family="text">
      <style:text-properties fo:language="en" fo:country="US" officeooo:rsid="002f5fe9" fo:background-color="transparent" loext:char-shading-value="0"/>
    </style:style>
    <style:style style:name="T11" style:family="text">
      <style:text-properties fo:language="en" fo:country="US" officeooo:rsid="000b3125" fo:background-color="transparent" loext:char-shading-value="0"/>
    </style:style>
    <style:style style:name="T12" style:family="text">
      <style:text-properties fo:language="en" fo:country="US" officeooo:rsid="000e9399" fo:background-color="transparent" loext:char-shading-value="0"/>
    </style:style>
    <style:style style:name="T13" style:family="text">
      <style:text-properties officeooo:rsid="0004df99"/>
    </style:style>
    <style:style style:name="T14" style:family="text">
      <style:text-properties fo:color="#000000" officeooo:rsid="002e7519" fo:background-color="transparent" loext:char-shading-value="0"/>
    </style:style>
    <style:style style:name="T15" style:family="text">
      <style:text-properties fo:color="#000000" officeooo:rsid="0024f592" fo:background-color="transparent" loext:char-shading-value="0"/>
    </style:style>
    <style:style style:name="T16" style:family="text">
      <style:text-properties fo:color="#000000" officeooo:rsid="00052539" fo:background-color="transparent" loext:char-shading-value="0"/>
    </style:style>
    <style:style style:name="T17" style:family="text">
      <style:text-properties fo:color="#000000" officeooo:rsid="0023e1c9" fo:background-color="transparent" loext:char-shading-value="0"/>
    </style:style>
    <style:style style:name="T18" style:family="text">
      <style:text-properties fo:color="#000000" officeooo:rsid="0004df99" fo:background-color="transparent" loext:char-shading-value="0"/>
    </style:style>
    <style:style style:name="T19" style:family="text">
      <style:text-properties fo:color="#000000" officeooo:rsid="000e9399" fo:background-color="transparent" loext:char-shading-value="0"/>
    </style:style>
    <style:style style:name="T20" style:family="text">
      <style:text-properties fo:color="#000000" officeooo:rsid="00257fa9" fo:background-color="transparent" loext:char-shading-value="0"/>
    </style:style>
    <style:style style:name="T21" style:family="text">
      <style:text-properties fo:color="#000000" officeooo:rsid="000528f2" fo:background-color="transparent" loext:char-shading-value="0"/>
    </style:style>
    <style:style style:name="T22" style:family="text">
      <style:text-properties fo:color="#000000" officeooo:rsid="0006d56e" fo:background-color="transparent" loext:char-shading-value="0"/>
    </style:style>
    <style:style style:name="T23" style:family="text">
      <style:text-properties fo:color="#000000" fo:language="en" fo:country="US" officeooo:rsid="002d1b03" fo:background-color="transparent" loext:char-shading-value="0"/>
    </style:style>
    <style:style style:name="T24" style:family="text">
      <style:text-properties fo:color="#000000" fo:language="en" fo:country="US" officeooo:rsid="00052539" fo:background-color="transparent" loext:char-shading-value="0"/>
    </style:style>
    <style:style style:name="T25" style:family="text">
      <style:text-properties fo:color="#000000" fo:language="en" fo:country="US" officeooo:rsid="002e7519" fo:background-color="transparent" loext:char-shading-value="0"/>
    </style:style>
    <style:style style:name="T26" style:family="text">
      <style:text-properties fo:color="#000000" fo:language="en" fo:country="US" officeooo:rsid="0006d56e" fo:background-color="transparent" loext:char-shading-value="0"/>
    </style:style>
    <style:style style:name="T27" style:family="text">
      <style:text-properties fo:color="#000000" fo:language="en" fo:country="US" officeooo:rsid="000797a1" fo:background-color="transparent" loext:char-shading-value="0"/>
    </style:style>
    <style:style style:name="T28" style:family="text">
      <style:text-properties fo:color="#000000" fo:language="en" fo:country="US" officeooo:rsid="000e9399" fo:background-color="transparent" loext:char-shading-value="0"/>
    </style:style>
    <style:style style:name="T29" style:family="text">
      <style:text-properties fo:color="#000000" fo:language="en" fo:country="US" officeooo:rsid="000b3125" fo:background-color="transparent" loext:char-shading-value="0"/>
    </style:style>
    <style:style style:name="T30" style:family="text">
      <style:text-properties fo:color="#000000" fo:language="fr" fo:country="FR" officeooo:rsid="000e9399" fo:background-color="transparent" loext:char-shading-value="0"/>
    </style:style>
    <style:style style:name="T31" style:family="text">
      <style:text-properties officeooo:rsid="000528f2"/>
    </style:style>
    <style:style style:name="T32" style:family="text">
      <style:text-properties officeooo:rsid="0006d56e"/>
    </style:style>
    <style:style style:name="T33" style:family="text">
      <style:text-properties style:text-underline-style="none" officeooo:rsid="002e7519"/>
    </style:style>
    <style:style style:name="T34" style:family="text">
      <style:text-properties officeooo:rsid="002e7519" fo:background-color="transparent" loext:char-shading-value="0"/>
    </style:style>
    <style:style style:name="T35" style:family="text">
      <style:text-properties officeooo:rsid="000e9399"/>
    </style:style>
    <style:style style:name="T36" style:family="text">
      <style:text-properties fo:language="fr" fo:country="F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mane<text:tab/><text:tab/>Ethan: <text:s text:c="3"/><text:tab/><text:span text:style-name="T13">BULLYING</text:span></text:p>
      <text:p text:style-name="P2"/>
      <text:p text:style-name="P9"><text:span text:style-name="T17">Hello and welcome to </text:span><text:span text:style-name="T19">my</text:span><text:span text:style-name="T17"> presentation about </text:span><text:span text:style-name="T18">bullying</text:span><text:span text:style-name="T17">. So today </text:span><text:span text:style-name="T19">I’m</text:span><text:span text:style-name="T17"> going to explain you </text:span><text:span text:style-name="T18">what is bullying</text:span><text:span text:style-name="T17">. </text:span><text:span text:style-name="T19">B</text:span><text:span text:style-name="T16">ullying</text:span><text:span text:style-name="T3"> is a series of </text:span><text:span text:style-name="T4">wicked</text:span><text:span text:style-name="T3"> acts designed to psychologically <text:s/>weaken the victim.…</text:span><text:span text:style-name="T23"> </text:span><text:span text:style-name="T24">You have differents types of bullying...</text:span><text:span text:style-name="T30">like</text:span><text:span text:style-name="T20"> </text:span><text:span text:style-name="T21">cyber bullying which consist in creat fakes Social networks acounts of a victim, intimidate, gossiping, laughing at by messages </text:span><text:span text:style-name="T19">or</text:span><text:span text:style-name="T21"> comments on the socials networks like Facebook or Instagram and on internet</text:span><text:span text:style-name="T20">… </text:span><text:span text:style-name="T22">it’s like verbal bullying when you are mocking, calling names but on internet and you may don’t know the persons who are responsible… </text:span><text:span text:style-name="T14">That the worst for me...mmm I think you have other types of bullying… </text:span><text:span text:style-name="T19">Oh </text:span><text:span text:style-name="T14">Ye</text:span><text:span text:style-name="T19">ah let’s talk about </text:span><text:span text:style-name="T14">physical bullying which consist in hitting, kicking, slapping, beating up… or maybe the social bullying when you’re excluding, ingnoring the victim. Like </text:span><text:span text:style-name="T19">I</text:span><text:span text:style-name="T14"> sayed it before, the victim could be <text:s/></text:span><text:span text:style-name="T25">psychologically weaken, </text:span><text:span text:style-name="T26">desesperate, </text:span><text:bookmark text:name="tw-target-text"/><text:span text:style-name="T5">some victims went to suicide</text:span><text:span text:style-name="T26"> </text:span><text:span text:style-name="T27">because of the bullying. </text:span><text:span text:style-name="T14">That why a bullyed or a witness of bullying need to talk to a friend, a teacher, his parents…or just an adult.</text:span></text:p>
      <text:p text:style-name="P10"><text:span text:style-name="T28">Some people bully b</text:span><text:span text:style-name="T27">ecause </text:span><text:span text:style-name="T28">they</text:span><text:span text:style-name="T27"> may had been bullied, or hasn’t good relations ship with their parents so they e</text:span><text:span text:style-name="T29">x</text:span><text:span text:style-name="T27">press their unhappiness by bullying. I’m lucky because I had never been bullying but </text:span><text:bookmark text:name="tw-target-text1"/><text:span text:style-name="T6">more than 200 million children and adolescents are victims </text:span><text:span text:style-name="T8">of bullying..</text:span><text:span text:style-name="T6">.</text:span><text:span text:style-name="T9">in England lots of organizations are figthing against bullying like “Beat Bullying” So if you are a victim or witness you need to react.</text:span></text:p>
      <text:p text:style-name="P5"/>
      <text:p text:style-name="P8"><text:span text:style-name="T6">THANK YOU VERY MUCH </text:span><text:span text:style-name="T10">FOR LISTENING</text:span></text:p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merican Typewriter" svg:font-family="'American Typewrite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12:58:51.436219994</meta:creation-date>
    <dc:date>2018-05-30T09:08:56.031000000</dc:date>
    <meta:editing-duration>PT33M2S</meta:editing-duration>
    <meta:editing-cycles>5</meta:editing-cycles>
    <meta:generator>LibreOffice/5.3.6.1$Windows_x86 LibreOffice_project/686f202eff87ef707079aeb7f485847613344eb7</meta:generator>
    <meta:document-statistic meta:table-count="0" meta:image-count="0" meta:object-count="0" meta:page-count="1" meta:paragraph-count="4" meta:word-count="250" meta:character-count="1533" meta:non-whitespace-character-count="1280"/>
  </office:meta>
</office:document-meta>
</file>